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4pt" fo:font-weight="bold" officeooo:rsid="00139036" officeooo:paragraph-rsid="00139036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start" style:justify-single-word="false">
        <style:tab-stops>
          <style:tab-stop style:position="0.3854in"/>
        </style:tab-stops>
      </style:paragraph-properties>
      <style:text-properties fo:font-size="14pt" fo:font-weight="normal" officeooo:rsid="00139036" officeooo:paragraph-rsid="0013903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15%" fo:text-align="start" style:justify-single-word="false">
        <style:tab-stops>
          <style:tab-stop style:position="0.3854in"/>
        </style:tab-stops>
      </style:paragraph-properties>
      <style:text-properties fo:font-size="14pt" fo:font-weight="normal" officeooo:rsid="00139036" officeooo:paragraph-rsid="0013903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start" style:justify-single-word="false">
        <style:tab-stops>
          <style:tab-stop style:position="0.3854in"/>
        </style:tab-stops>
      </style:paragraph-properties>
      <style:text-properties fo:font-size="5pt" fo:font-weight="normal" officeooo:rsid="00139036" officeooo:paragraph-rsid="00139036" style:font-size-asian="4.34999990463257pt" style:font-weight-asian="normal" style:font-size-complex="5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in" fo:margin-right="0in" fo:line-height="115%" fo:text-align="start" style:justify-single-word="false" fo:text-indent="0.3752in" style:auto-text-indent="false" style:page-number="auto" fo:background-color="transparent">
        <style:tab-stops>
          <style:tab-stop style:position="0.3854in"/>
        </style:tab-stops>
      </style:paragraph-properties>
      <style:text-properties fo:font-size="12pt" fo:font-weight="normal" officeooo:rsid="0013ca54" officeooo:paragraph-rsid="0013ca54" style:font-size-asian="12pt" style:font-weight-asian="normal" style:font-size-complex="12pt" style:font-weight-complex="normal"/>
    </style:style>
    <style:style style:name="T1" style:family="text">
      <style:text-properties officeooo:rsid="0013ca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 515 Final Project Report</text:p>
      <text:p text:style-name="P1"/>
      <text:p text:style-name="P2">I.<text:tab/><text:span text:style-name="T1">Why Police Stops Data?</text:span></text:p>
      <text:p text:style-name="P4"/>
      <text:p text:style-name="P5">asd</text:p>
      <text:p text:style-name="P2"/>
      <text:p text:style-name="P2">II.<text:tab/>Variables</text:p>
      <text:p text:style-name="P2"/>
      <text:p text:style-name="P2"/>
      <text:p text:style-name="P2">III.<text:tab/>Analy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20:17:17.801400137</meta:creation-date>
    <dc:date>2021-04-29T20:22:49.843603461</dc:date>
    <meta:editing-duration>PT5M32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5" meta:word-count="15" meta:character-count="83" meta:non-whitespace-character-count="73"/>
  </office:meta>
</office:document-meta>
</file>